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row>
        <munderover>
          <mo stretchy="false">∑</mo>
          <mrow>
            <mi>l</mi>
            <mo stretchy="false">=</mo>
            <mn>1</mn>
          </mrow>
          <mi>S</mi>
        </munderover>
        <mrow>
          <mfrac>
            <mrow>
              <mo stretchy="false">∂</mo>
              <msub>
                <mi>f</mi>
                <mi>l</mi>
              </msub>
            </mrow>
            <mrow>
              <mo stretchy="false">∂</mo>
              <msub>
                <mi>q</mi>
                <mi>j</mi>
              </msub>
            </mrow>
          </mfrac>
        </mrow>
      </mrow>
      <msub>
        <mrow>
          <mover accent="true">
            <mi>p</mi>
            <mo stretchy="false">̄</mo>
          </mover>
        </mrow>
        <mi>l</mi>
      </msub>
    </mrow>
    <annotation encoding="StarMath 5.0">p_j `=` {partial F_2} over {partial q_j} `=` sum from l=1 to S {{partial f_l} over {partial q_j}} {bar p}_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